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5D88ECABA6F76C1130.png" manifest:media-type="image/png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201000001C2000001970B0796734BF56FA9.png" manifest:media-type="image/png"/>
  <manifest:file-entry manifest:full-path="Pictures/10000201000003D0000004042A51AE4F33BEA2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3" svg:font-family="'Noto Sans CJK JP'" style:font-family-generic="swiss" style:font-pitch="variable"/>
    <style:font-face style:name="Noto Sans CJK JP2" svg:font-family="'Noto Sans CJK JP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adornments="Regular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9cm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false" draw:auto-grow-width="false" fo:max-height="0cm" fo:min-height="13.986cm" style:protect="position 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 style:font-name-asian="Noto Sans CJK JP2" style:font-size-asian="32pt" style:language-asian="ja" style:country-asian="JP" style:font-size-complex="18pt"/>
    </style:style>
    <style:style style:name="P2" style:family="paragraph">
      <loext:graphic-properties draw:fill="none" draw:fill-color="#ffffff"/>
      <style:text-properties fo:font-size="18pt" style:font-name-asian="Noto Sans CJK JP2" style:font-size-asian="18pt" style:language-asian="ja" style:country-asian="JP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5.7000007629395pt" style:font-name-asian="Noto Sans CJK JP2" style:language-asian="ja" style:country-asian="JP"/>
    </style:style>
    <style:style style:name="T2" style:family="text">
      <style:text-properties fo:font-size="28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開発担当</text:span></text:p>
          </draw:text-box>
        </draw:frame>
        <draw:frame draw:style-name="gr1" draw:text-style-name="P1" draw:layer="layout" svg:width="22.6cm" svg:height="1.919cm" svg:x="1cm" svg:y="4.6cm">
          <draw:text-box>
            <text:p/>
          </draw:text-box>
        </draw:frame>
        <draw:frame draw:style-name="gr2" draw:text-style-name="P2" draw:layer="layout" svg:width="19.6cm" svg:height="9.636cm" svg:x="1cm" svg:y="4cm">
          <draw:text-box>
            <text:list text:style-name="L2">
              <text:list-item>
                <text:p><text:span text:style-name="T2">矢野</text:span></text:p>
                <text:p><text:span text:style-name="T2">主にシステム関連を担当</text:span></text:p>
              </text:list-item>
              <text:list-item>
                <text:p><text:span text:style-name="T2">織田</text:span></text:p>
                <text:p><text:span text:style-name="T2">主にネットワーク関連を担当</text:span></text:p>
              </text:list-item>
            </text:list>
            <text:list text:style-name="L3">
              <text:list-item>
                <text:p><text:span text:style-name="T2">山口</text:span></text:p>
                <text:p><text:span text:style-name="T2">主に描画、アニメーション関連を担当</text:span></text:p>
              </text:list-item>
            </text:list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3" draw:layer="layout" svg:width="9.905cm" svg:height="8.959cm" svg:x="17cm" svg:y="4.6cm">
          <draw:image xlink:href="Pictures/10000201000001C2000001970B0796734BF56FA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開発対応策</text:span></text:p>
          </draw:text-box>
        </draw:frame>
        <draw:frame draw:style-name="gr1" draw:text-style-name="P1" draw:layer="layout" svg:width="22.6cm" svg:height="1.919cm" svg:x="1cm" svg:y="4.6cm">
          <draw:text-box>
            <text:p/>
          </draw:text-box>
        </draw:frame>
        <draw:frame draw:style-name="gr2" draw:text-style-name="P2" draw:layer="layout" svg:width="19.6cm" svg:height="9.636cm" svg:x="1cm" svg:y="4cm">
          <draw:text-box>
            <text:p><text:span text:style-name="T3">進歩が芳しくない場合</text:span></text:p>
            <text:p><text:span text:style-name="T3"/></text:p>
            <text:list text:style-name="L2">
              <text:list-item>
                <text:p><text:span text:style-name="T2">NPC</text:span><text:span text:style-name="T2">アルゴリズムの簡単化</text:span></text:p>
                <text:p><text:span text:style-name="T2"/></text:p>
              </text:list-item>
            </text:list>
            <text:list text:style-name="L3">
              <text:list-item>
                <text:p><text:span text:style-name="T2">ステージの数</text:span><text:span text:style-name="T2">,</text:span><text:span text:style-name="T2">難易度を調整</text:span></text:p>
                <text:p><text:span text:style-name="T2"/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5" draw:text-style-name="P5" draw:layer="layout" svg:width="10.683cm" svg:height="11.252cm" svg:x="16cm" svg:y="3.867cm">
          <draw:image xlink:href="Pictures/10000201000003D0000004042A51AE4F33BEA24B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目指す賞</text:span></text:p>
          </draw:text-box>
        </draw:frame>
        <draw:frame draw:style-name="gr1" draw:text-style-name="P1" draw:layer="layout" svg:width="22.6cm" svg:height="1.919cm" svg:x="1cm" svg:y="4.6cm">
          <draw:text-box>
            <text:p/>
          </draw:text-box>
        </draw:frame>
        <draw:frame draw:style-name="gr2" draw:text-style-name="P2" draw:layer="layout" svg:width="19.6cm" svg:height="9.636cm" svg:x="1cm" svg:y="4cm">
          <draw:text-box>
            <text:list text:style-name="L2">
              <text:list-item>
                <text:p><text:span text:style-name="T2">技術賞</text:span></text:p>
                <text:p><text:span text:style-name="T2">NPC</text:span><text:span text:style-name="T2">のアルゴリズムをルールベース</text:span><text:span text:style-name="T2">AI</text:span><text:span text:style-name="T2">を用いて作成する予定である</text:span></text:p>
                <text:p><text:span text:style-name="T2">進捗が良ければ強化学習を用いた</text:span><text:span text:style-name="T2">AI</text:span><text:span text:style-name="T2">の作成も可能</text:span></text:p>
                <text:p><text:span text:style-name="T2"/></text:p>
                <text:p><text:span text:style-name="T2"/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3" draw:text-style-name="P3" draw:layer="layout" svg:width="6.6cm" svg:height="5.759cm" svg:x="20cm" svg:y="9cm">
          <draw:image xlink:href="Pictures/10000201000001900000015D88ECABA6F76C1130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JP3" svg:font-family="'Noto Sans CJK JP'" style:font-family-generic="swiss" style:font-pitch="variable"/>
    <style:font-face style:name="Noto Sans CJK JP2" svg:font-family="'Noto Sans CJK JP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Noto Sans CJK JP1" svg:font-family="'Noto Sans CJK JP'" style:font-adornments="Regular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JP2" style:font-family-asian="'Noto Sans CJK JP'" style:font-style-name-asian="Regular" style:font-family-generic-asian="swiss" style:font-pitch-asian="variable" style:font-size-asian="26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4T10:53:46.445472504</meta:creation-date>
    <meta:editing-duration>P0D</meta:editing-duration>
    <meta:editing-cycles>1</meta:editing-cycles>
    <meta:generator>LibreOffice/5.1.6.2$Linux_X86_64 LibreOffice_project/10m0$Build-2</meta:generator>
    <dc:title>Bright Blue</dc:title>
    <meta:document-statistic meta:object-count="40"/>
  </office:meta>
</office:document-meta>
</file>